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9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387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0080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 fo:font-style="italic" style:font-style-asian="italic" style:font-style-complex="italic"/>
    </style:style>
    <style:style style:name="ce8" style:family="table-cell" style:parent-style-name="Default">
      <style:table-cell-properties fo:background-color="#800080" style:text-align-source="fix" style:repeat-content="false" fo:wrap-option="wrap" style:vertical-align="top"/>
      <style:paragraph-properties fo:text-align="start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808080"/>
    </style:style>
    <style:style style:name="ce13" style:family="table-cell" style:parent-style-name="Default">
      <style:text-properties fo:color="#808080"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fo:color="#00a933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ABS (numero) <text:span text:style-name="T1">Devuelve el valor absoluto de un numero</text:span></text:p>
          </table:table-cell>
          <table:covered-table-cell table:number-columns-repeated="9" table:style-name="ce7"/>
          <table:table-cell/>
        </table:table-row>
        <table:table-row table:style-name="ro1">
          <table:covered-table-cell table:number-columns-repeated="10" table:style-name="ce7"/>
          <table:table-cell/>
        </table:table-row>
        <table:table-row table:style-name="ro1">
          <table:table-cell table:style-name="ce1" office:value-type="string" calcext:value-type="string" table:number-columns-spanned="10" table:number-rows-spanned="2">
            <text:p>ENTERO(numero) <text:span text:style-name="T1">Redondea un número hasta el entero inferior más próximo</text:span></text:p>
          </table:table-cell>
          <table:covered-table-cell table:number-columns-repeated="9" table:style-name="ce7"/>
          <table:table-cell/>
        </table:table-row>
        <table:table-row table:style-name="ro1">
          <table:covered-table-cell table:number-columns-repeated="10" table:style-name="ce7"/>
          <table:table-cell/>
        </table:table-row>
        <table:table-row table:style-name="ro1">
          <table:table-cell table:style-name="ce1" office:value-type="string" calcext:value-type="string" table:number-columns-spanned="10" table:number-rows-spanned="2">
            <text:p>REDONDEAR(número; num_decimales) <text:span text:style-name="T1">Redondea un número al número de decimales que le digamos</text:span></text:p>
          </table:table-cell>
          <table:covered-table-cell table:number-columns-repeated="9" table:style-name="ce7"/>
          <table:table-cell/>
        </table:table-row>
        <table:table-row table:style-name="ro1">
          <table:covered-table-cell table:number-columns-repeated="10" table:style-name="ce7"/>
          <table:table-cell/>
        </table:table-row>
        <table:table-row table:style-name="ro1">
          <table:table-cell table:style-name="ce1" office:value-type="string" calcext:value-type="string" table:number-columns-spanned="10" table:number-rows-spanned="2">
            <text:p>TRUNCAR(número; num_decimales) <text:span text:style-name="T1">Quita el número de decimales que le digamos de un número pero sin redondear</text:span></text:p>
          </table:table-cell>
          <table:covered-table-cell table:number-columns-repeated="9" table:style-name="ce7"/>
          <table:table-cell/>
        </table:table-row>
        <table:table-row table:style-name="ro1">
          <table:covered-table-cell table:number-columns-repeated="10" table:style-name="ce7"/>
          <table:table-cell/>
        </table:table-row>
        <table:table-row table:style-name="ro1">
          <table:table-cell table:style-name="ce7" table:number-columns-repeated="10"/>
          <table:table-cell/>
        </table:table-row>
        <table:table-row table:style-name="ro1">
          <table:table-cell table:number-columns-repeated="8"/>
          <table:table-cell office:value-type="string" calcext:value-type="string">
            <text:p>Definicione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úmero </text:p>
          </table:table-cell>
          <table:table-cell table:style-name="ce10" office:value-type="string" calcext:value-type="string">
            <text:p>ABS</text:p>
          </table:table-cell>
          <table:table-cell table:style-name="ce10" office:value-type="string" calcext:value-type="string">
            <text:p>ENTERO</text:p>
          </table:table-cell>
          <table:table-cell table:style-name="ce10" office:value-type="string" calcext:value-type="string">
            <text:p>REDONDEAR</text:p>
          </table:table-cell>
          <table:table-cell table:style-name="ce10" office:value-type="string" calcext:value-type="string">
            <text:p>TRUNCAR</text:p>
          </table:table-cell>
          <table:table-cell table:number-columns-repeated="2"/>
          <table:table-cell table:style-name="ce13" office:value-type="string" calcext:value-type="string">
            <text:p>ABS</text:p>
          </table:table-cell>
          <table:table-cell table:style-name="ce14" office:value-type="string" calcext:value-type="string" table:number-columns-spanned="2" table:number-rows-spanned="2">
            <text:p>El valor absoluto de un número real es su valor numérico sin tener en cuenta su signo</text:p>
          </table:table-cell>
          <table:covered-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BS([.B13])" office:value-type="float" office:value="3" calcext:value-type="float">
            <text:p>3</text:p>
          </table:table-cell>
          <table:table-cell table:formula="of:=INT([.B13])" office:value-type="float" office:value="3" calcext:value-type="float">
            <text:p>3</text:p>
          </table:table-cell>
          <table:table-cell table:formula="of:=ROUND([.B13];3)" office:value-type="float" office:value="3" calcext:value-type="float">
            <text:p>3</text:p>
          </table:table-cell>
          <table:table-cell table:formula="of:=TRUNC([.B13];3)" office:value-type="float" office:value="3" calcext:value-type="float">
            <text:p>3</text:p>
          </table:table-cell>
          <table:table-cell table:number-columns-repeated="3"/>
          <table:covered-table-cell table:number-columns-repeated="2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ABS([.B14])" office:value-type="float" office:value="3" calcext:value-type="float">
            <text:p>3</text:p>
          </table:table-cell>
          <table:table-cell table:formula="of:=INT([.B14])" office:value-type="float" office:value="-3" calcext:value-type="float">
            <text:p>-3</text:p>
          </table:table-cell>
          <table:table-cell table:formula="of:=ROUND([.B14];3)" office:value-type="float" office:value="-3" calcext:value-type="float">
            <text:p>-3</text:p>
          </table:table-cell>
          <table:table-cell table:formula="of:=TRUNC([.B14];3)" office:value-type="float" office:value="-3" calcext:value-type="float">
            <text:p>-3</text:p>
          </table:table-cell>
          <table:table-cell table:number-columns-repeated="2"/>
          <table:table-cell table:style-name="ce13" office:value-type="string" calcext:value-type="string">
            <text:p>ENTERO</text:p>
          </table:table-cell>
          <table:table-cell table:style-name="ce14" office:value-type="string" calcext:value-type="string" table:number-columns-spanned="2" table:number-rows-spanned="2">
            <text:p>Los números enteros son los positivos (1, 2, 3, …) los negativos (…, -3, -2, -1) y el 0</text:p>
          </table:table-cell>
          <table:covered-table-cell/>
        </table:table-row>
        <table:table-row table:style-name="ro1">
          <table:table-cell/>
          <table:table-cell office:value-type="float" office:value="7.4678" calcext:value-type="float">
            <text:p>7,4678</text:p>
          </table:table-cell>
          <table:table-cell table:formula="of:=ABS([.B15])" office:value-type="float" office:value="7.4678" calcext:value-type="float">
            <text:p>7,4678</text:p>
          </table:table-cell>
          <table:table-cell table:formula="of:=INT([.B15])" office:value-type="float" office:value="7" calcext:value-type="float">
            <text:p>7</text:p>
          </table:table-cell>
          <table:table-cell table:formula="of:=ROUND([.B15];3)" office:value-type="float" office:value="7.468" calcext:value-type="float">
            <text:p>7,468</text:p>
          </table:table-cell>
          <table:table-cell table:formula="of:=TRUNC([.B15];3)" office:value-type="float" office:value="7.467" calcext:value-type="float">
            <text:p>7,467</text:p>
          </table:table-cell>
          <table:table-cell table:number-columns-repeated="3"/>
          <table:covered-table-cell table:number-columns-repeated="2"/>
        </table:table-row>
        <table:table-row table:style-name="ro1">
          <table:table-cell/>
          <table:table-cell office:value-type="float" office:value="7.9876" calcext:value-type="float">
            <text:p>7,9876</text:p>
          </table:table-cell>
          <table:table-cell table:formula="of:=ABS([.B16])" office:value-type="float" office:value="7.9876" calcext:value-type="float">
            <text:p>7,9876</text:p>
          </table:table-cell>
          <table:table-cell table:formula="of:=INT([.B16])" office:value-type="float" office:value="7" calcext:value-type="float">
            <text:p>7</text:p>
          </table:table-cell>
          <table:table-cell table:formula="of:=ROUND([.B16];3)" office:value-type="float" office:value="7.988" calcext:value-type="float">
            <text:p>7,988</text:p>
          </table:table-cell>
          <table:table-cell table:formula="of:=TRUNC([.B16];3)" office:value-type="float" office:value="7.987" calcext:value-type="float">
            <text:p>7,9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8.245423" calcext:value-type="float">
            <text:p>-8,245423</text:p>
          </table:table-cell>
          <table:table-cell table:formula="of:=ABS([.B17])" office:value-type="float" office:value="8.245423" calcext:value-type="float">
            <text:p>8,245423</text:p>
          </table:table-cell>
          <table:table-cell table:formula="of:=INT([.B17])" office:value-type="float" office:value="-9" calcext:value-type="float">
            <text:p>-9</text:p>
          </table:table-cell>
          <table:table-cell table:formula="of:=ROUND([.B17];3)" office:value-type="float" office:value="-8.245" calcext:value-type="float">
            <text:p>-8,245</text:p>
          </table:table-cell>
          <table:table-cell table:formula="of:=TRUNC([.B17];3)" office:value-type="float" office:value="-8.245" calcext:value-type="float">
            <text:p>-8,2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BS([.B18])" office:value-type="float" office:value="0" calcext:value-type="float">
            <text:p>0</text:p>
          </table:table-cell>
          <table:table-cell table:formula="of:=INT([.B18])" office:value-type="float" office:value="0" calcext:value-type="float">
            <text:p>0</text:p>
          </table:table-cell>
          <table:table-cell table:formula="of:=ROUND([.B18];3)" office:value-type="float" office:value="0" calcext:value-type="float">
            <text:p>0</text:p>
          </table:table-cell>
          <table:table-cell table:formula="of:=TRUNC([.B18];3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3.434" calcext:value-type="float">
            <text:p>-3,434</text:p>
          </table:table-cell>
          <table:table-cell table:formula="of:=ABS([.B19])" office:value-type="float" office:value="3.434" calcext:value-type="float">
            <text:p>3,434</text:p>
          </table:table-cell>
          <table:table-cell table:formula="of:=INT([.B19])" office:value-type="float" office:value="-4" calcext:value-type="float">
            <text:p>-4</text:p>
          </table:table-cell>
          <table:table-cell table:formula="of:=ROUND([.B19];3)" office:value-type="float" office:value="-3.434" calcext:value-type="float">
            <text:p>-3,434</text:p>
          </table:table-cell>
          <table:table-cell table:formula="of:=TRUNC([.B19];3)" office:value-type="float" office:value="-3.434" calcext:value-type="float">
            <text:p>-3,4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764632" calcext:value-type="float">
            <text:p>5,764632</text:p>
          </table:table-cell>
          <table:table-cell table:formula="of:=ABS([.B20])" office:value-type="float" office:value="5.764632" calcext:value-type="float">
            <text:p>5,764632</text:p>
          </table:table-cell>
          <table:table-cell table:formula="of:=INT([.B20])" office:value-type="float" office:value="5" calcext:value-type="float">
            <text:p>5</text:p>
          </table:table-cell>
          <table:table-cell table:formula="of:=ROUND([.B20];3)" office:value-type="float" office:value="5.765" calcext:value-type="float">
            <text:p>5,765</text:p>
          </table:table-cell>
          <table:table-cell table:formula="of:=TRUNC([.B20];3)" office:value-type="float" office:value="5.764" calcext:value-type="float">
            <text:p>5,7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.7" calcext:value-type="float">
            <text:p>-4,7</text:p>
          </table:table-cell>
          <table:table-cell table:formula="of:=ABS([.B21])" office:value-type="float" office:value="4.7" calcext:value-type="float">
            <text:p>4,7</text:p>
          </table:table-cell>
          <table:table-cell table:formula="of:=INT([.B21])" office:value-type="float" office:value="-5" calcext:value-type="float">
            <text:p>-5</text:p>
          </table:table-cell>
          <table:table-cell table:formula="of:=ROUND([.B21];3)" office:value-type="float" office:value="-4.7" calcext:value-type="float">
            <text:p>-4,7</text:p>
          </table:table-cell>
          <table:table-cell table:formula="of:=TRUNC([.B21];3)" office:value-type="float" office:value="-4.7" calcext:value-type="float">
            <text:p>-4,7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8" office:value-type="string" calcext:value-type="string" table:number-columns-spanned="6" table:number-rows-spanned="2">
            <text:p>DIFERENCIA ENTRE LOS DECIMALES DE UN NÚMERO QUE SE VEN EN PANTALLA Y LAS FUNCIONES REDONDEAR Y TRUNCAR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covered-table-cell office:value-type="string" calcext:value-type="string">
            <text:p>LAS FUNCIONES REDONDEAR Y TRUNCAR</text:p>
          </table:covered-table-cell>
          <table:covered-table-cell table:number-columns-repeated="5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9" office:value-type="string" calcext:value-type="string">
            <text:p>Número </text:p>
          </table:table-cell>
          <table:table-cell table:style-name="ce11" office:value-type="string" calcext:value-type="string">
            <text:p>VISIBILIDAD DE DECIMALES</text:p>
          </table:table-cell>
          <table:table-cell table:style-name="ce11" office:value-type="string" calcext:value-type="string">
            <text:p>REDONDEAR</text:p>
          </table:table-cell>
          <table:table-cell table:style-name="ce11" office:value-type="string" calcext:value-type="string">
            <text:p>TRUNCAR</text:p>
          </table:table-cell>
          <table:table-cell table:style-name="ce12" office:value-type="string" calcext:value-type="string">
            <text:p>B31-C31</text:p>
          </table:table-cell>
          <table:table-cell table:style-name="ce12" office:value-type="string" calcext:value-type="string">
            <text:p>B31-D31</text:p>
          </table:table-cell>
          <table:table-cell table:style-name="ce12" office:value-type="string" calcext:value-type="string">
            <text:p>B31-E3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-8.245423" calcext:value-type="float">
            <text:p>-8,245423</text:p>
          </table:table-cell>
          <table:table-cell table:formula="of:=[.B31]" office:value-type="float" office:value="-8.245423" calcext:value-type="float">
            <text:p>-8,245423</text:p>
          </table:table-cell>
          <table:table-cell table:formula="of:=ROUND([.C31];2)" office:value-type="float" office:value="-8.25" calcext:value-type="float">
            <text:p>-8,25</text:p>
          </table:table-cell>
          <table:table-cell table:formula="of:=TRUNC([.C31];2)" office:value-type="float" office:value="-8.24" calcext:value-type="float">
            <text:p>-8,24</text:p>
          </table:table-cell>
          <table:table-cell table:formula="of:=[.B31]-[.C31]" office:value-type="float" office:value="0" calcext:value-type="float">
            <text:p>0</text:p>
          </table:table-cell>
          <table:table-cell table:formula="of:=[.B31]-[.D31]" office:value-type="float" office:value="0.00457699999999939" calcext:value-type="float">
            <text:p>0,004576999999999</text:p>
          </table:table-cell>
          <table:table-cell table:formula="of:=[.B31]-[.E31]" office:value-type="float" office:value="-0.0054230000000004" calcext:value-type="float">
            <text:p>-0,0054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0:45:45.3612337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21:29:34.921037412</meta:creation-date>
    <meta:generator>LibreOffice/7.1.0.3$Linux_X86_64 LibreOffice_project/f6099ecf3d29644b5008cc8f48f42f4a40986e4c</meta:generator>
    <dc:date>2021-03-08T11:45:24.230168627</dc:date>
    <meta:editing-duration>PT1H22S</meta:editing-duration>
    <meta:editing-cycles>8</meta:editing-cycles>
    <meta:document-statistic meta:table-count="1" meta:cell-count="75" meta:object-count="0"/>
  </office:meta>
</office:document-meta>
</file>